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Geenafstan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tyle="italic" style:font-style-asian="italic"/>
    </style:style>
    <style:style style:name="T3" style:parent-style-name="Standaardalinea-lettertype" style:family="text">
      <style:text-properties fo:font-style="italic" style:font-style-asian="italic"/>
    </style:style>
    <style:style style:name="T4" style:parent-style-name="Standaardalinea-lettertype" style:family="text">
      <style:text-properties fo:font-style="italic" style:font-style-asian="italic"/>
    </style:style>
  </office:automatic-styles>
  <office:body>
    <office:text text:use-soft-page-breaks="true">
      <text:p text:style-name="P1">Lisa:</text:p>
      <text:p text:style-name="Geenafstand">Statespace<text:s/><text:span text:style-name="T2"><text:s/>(</text:span><text:span text:style-name="T3">nu alleen trajecten van maximale lengte gemaakt. Ook subtrajecten betrekken?</text:span><text:span text:style-name="T4">)</text:span></text:p>
      <text:p text:style-name="Geenafstand">kritieke onbereden (vragen: alle of alleen kritieke)</text:p>
      <text:p text:style-name="Geenafstand">heel Nederland</text:p>
      <text:p text:style-name="Geenafstand"/>
      <text:p text:style-name="Geenafstand">Dorinda:</text:p>
      <text:p text:style-name="Geenafstand">Random simulated annealing</text:p>
      <text:p text:style-name="Geenafstand">Readme</text:p>
      <text:p text:style-name="Geenafstand">Nieuwe manier om trajecten op te stellen (met hill<text:s/>climbing verbeteren)</text:p>
      <text:p text:style-name="Geenafstand"/>
      <text:p text:style-name="Geenafstand">Argumenten meegeven voor runn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rinda van den Dool</meta:initial-creator>
    <dc:creator>My Lenovo</dc:creator>
    <meta:creation-date>2018-11-28T12:43:00Z</meta:creation-date>
    <dc:date>2018-12-02T20:08:00Z</dc:date>
    <meta:template xlink:href="Normal" xlink:type="simple"/>
    <meta:editing-cycles>3</meta:editing-cycles>
    <meta:editing-duration>PT2760S</meta:editing-duration>
    <meta:document-statistic meta:page-count="1" meta:paragraph-count="1" meta:word-count="48" meta:character-count="313" meta:row-count="2" meta:non-whitespace-character-count="266"/>
  </office:meta>
</office:document-meta>
</file>